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a versión completamente reescrita, clara, estructurada y fluida de la sección dedicada al <text:span text:style-name="Strong_20_Emphasis">procesador del sistema</text:span>, es decir, la <text:span text:style-name="Strong_20_Emphasis">reproducción</text:span>. Mantiene tu tono conceptual, prepara al lector para la lógica del modelo y desarrolla la idea con profundidad, alrededor de 700 palabras.</text:p>
      <text:p text:style-name="Horizontal_20_Line"/>
      <text:h text:style-name="Heading_20_2" text:outline-level="2"><text:span text:style-name="Strong_20_Emphasis">3‑3‑3‑4 — El procesador: la reproducción</text:span></text:h>
      <text:p text:style-name="Text_20_body">En cualquier sistema capaz de resolver un problema, el procesador es el componente que transforma la información. Es el elemento que toma un conjunto de datos, aplica un método y produce un nuevo conjunto de datos. En un ordenador, esta función la realiza el procesador físico: una pieza de hardware que ejecuta operaciones sobre la memoria. En nuestro modelo lógico, sin embargo, el papel del procesador lo desempeña un proceso biológico fundamental: <text:span text:style-name="Strong_20_Emphasis">la reproducción</text:span>.</text:p>
      <text:p text:style-name="Text_20_body">A primera vista, puede parecer extraño considerar la reproducción como un procesador. Estamos acostumbrados a pensar en ella como un mecanismo biológico cuyo propósito es generar descendencia. Pero en el marco de este modelo, la reproducción cumple exactamente la función que define a un procesador: <text:span text:style-name="Strong_20_Emphasis">lee información, la transforma y produce una nueva versión de esa información</text:span>. Y lo hace de una manera que encaja perfectamente con las características del sistema que estamos estudiando.</text:p>
      <text:h text:style-name="Heading_20_3" text:outline-level="3"><text:span text:style-name="Strong_20_Emphasis">La reproducción como transformación de datos</text:span></text:h>
      <text:p text:style-name="Text_20_body">Recordemos que el ADN es la memoria del sistema y que esta memoria es inmutable. Un individuo no puede modificar su ADN durante su vida. Sin embargo, durante la reproducción ocurre algo extraordinario: <text:span text:style-name="Strong_20_Emphasis">la información contenida en el ADN del progenitor es leída, procesada y utilizada para crear una nueva cadena de ADN</text:span>, la del descendiente. Esta nueva cadena no es una copia exacta, sino una versión ligeramente modificada.</text:p>
      <text:p text:style-name="Text_20_body">Esto significa que, durante la reproducción:</text:p>
      <text:list xml:id="list996103167" text:style-name="L1">
        <text:list-item>
          <text:p text:style-name="P2">el conjunto de datos del progenitor es leído, </text:p>
        </text:list-item>
        <text:list-item>
          <text:p text:style-name="P2">se aplican transformaciones sobre esa información, </text:p>
        </text:list-item>
        <text:list-item>
          <text:p text:style-name="P1">y el resultado es un nuevo conjunto de datos que define al hijo. </text:p>
        </text:list-item>
      </text:list>
      <text:p text:style-name="Text_20_body">En otras palabras, <text:span text:style-name="Strong_20_Emphasis">la reproducción procesa información</text:span>.<text:line-break/>Por eso decimos que la reproducción es el procesador del sistema.</text:p>
      <text:h text:style-name="Heading_20_3" text:outline-level="3"><text:span text:style-name="Strong_20_Emphasis">La inmutabilidad del ADN no es un obstáculo</text:span></text:h>
      <text:p text:style-name="Text_20_body">En un ordenador, el procesador modifica directamente la memoria de lectura y escritura. Pero en nuestro modelo, la memoria es de solo lectura. ¿Cómo puede entonces avanzar el proceso de cálculo?</text:p>
      <text:p text:style-name="Text_20_body">La clave está en que la reproducción <text:span text:style-name="Strong_20_Emphasis">no modifica la memoria existente</text:span>, sino que <text:span text:style-name="Strong_20_Emphasis">crea una nueva instancia de memoria</text:span>. La información del progenitor permanece intacta, pero el sistema genera una nueva cadena de ADN que contiene una versión transformada de esa información. Así, la inmutabilidad del ADN deja de ser un problema y se convierte en una característica esencial del modelo.</text:p>
      <text:p text:style-name="Text_20_body"><text:soft-page-break/>El sistema no reescribe la memoria: <text:span text:style-name="Strong_20_Emphasis">la multiplica</text:span>.<text:line-break/>Cada nueva generación es una nueva versión del proceso.</text:p>
      <text:h text:style-name="Heading_20_3" text:outline-level="3"><text:span text:style-name="Strong_20_Emphasis">Un avance en un único paso simple</text:span></text:h>
      <text:p text:style-name="Text_20_body">En un proceso de cálculo tradicional, resolver un problema suele requerir aplicar una secuencia de operaciones sobre los datos. Cada operación transforma el estado del sistema y lo acerca un poco más a la solución. En nuestro modelo ocurre algo similar, pero distribuido en el tiempo y en la población.</text:p>
      <text:p text:style-name="Text_20_body">Durante la reproducción, el proceso de cálculo avanza <text:span text:style-name="Strong_20_Emphasis">un único paso elemental</text:span>. El individuo no resuelve el problema completo. No necesita tomar decisiones complejas ni enfrentarse a múltiples alternativas. Su tarea es mínima: avanzar un paso y delegar el resto del proceso a su descendencia.</text:p>
      <text:p text:style-name="Text_20_body">Esto tiene dos consecuencias importantes:</text:p>
      <text:list xml:id="list2092247494" text:style-name="L2">
        <text:list-item>
          <text:p text:style-name="P3"><text:span text:style-name="Strong_20_Emphasis">Ningún individuo necesita ser inteligente</text:span> en el sentido tradicional.<text:line-break/>Su función es simple, casi mecánica.</text:p>
        </text:list-item>
        <text:list-item>
          <text:p text:style-name="P3"><text:span text:style-name="Strong_20_Emphasis">La inteligencia emerge del conjunto</text:span>, no del individuo.<text:line-break/>Es la secuencia de generaciones la que construye la solución.</text:p>
        </text:list-item>
      </text:list>
      <text:p text:style-name="Text_20_body">Cada individuo aporta una pequeña transformación. La suma de todas esas transformaciones, generación tras generación, es lo que permite al sistema avanzar hacia la solución del problema.</text:p>
      <text:h text:style-name="Heading_20_3" text:outline-level="3"><text:span text:style-name="Strong_20_Emphasis">La reproducción como motor del cálculo</text:span></text:h>
      <text:p text:style-name="Text_20_body">Podemos imaginar el proceso como una cadena de relevos. Cada individuo recibe una versión del problema, avanza un paso y pasa el testigo a la siguiente generación. Ningún individuo recorre el camino completo, pero la línea de descendencia sí lo hace.</text:p>
      <text:p text:style-name="Text_20_body">Así, la reproducción cumple la función de un procesador distribuido:</text:p>
      <text:list xml:id="list4148418809" text:style-name="L3">
        <text:list-item>
          <text:p text:style-name="P5"><text:span text:style-name="Strong_20_Emphasis">lee</text:span> la información del progenitor, </text:p>
        </text:list-item>
        <text:list-item>
          <text:p text:style-name="P5"><text:span text:style-name="Strong_20_Emphasis">la transforma</text:span> mediante una variación mínima, </text:p>
        </text:list-item>
        <text:list-item>
          <text:p text:style-name="P5"><text:span text:style-name="Strong_20_Emphasis">produce</text:span> un nuevo conjunto de datos, </text:p>
        </text:list-item>
        <text:list-item>
          <text:p text:style-name="P4">y <text:span text:style-name="Strong_20_Emphasis">avanza</text:span> el proceso de cálculo un paso más. </text:p>
        </text:list-item>
      </text:list>
      <text:p text:style-name="Text_20_body">Este mecanismo, tan simple en apariencia, es extraordinariamente poderoso. Permite que un sistema basado en memorias inmutables pueda resolver problemas complejos sin necesidad de modificar su memoria interna. La inteligencia no reside en un individuo, sino en la dinámica del sistema.</text:p>
      <text:h text:style-name="Heading_20_3" text:outline-level="3"><text:span text:style-name="Strong_20_Emphasis">Síntesis</text:span></text:h>
      <text:p text:style-name="Text_20_body">La reproducción es el procesador del modelo lógico de la vida porque es el proceso que transforma la información. Cada reproducción genera una nueva versión del conjunto de datos, permitiendo que el cálculo avance paso a paso. Ningún individuo resuelve el problema por sí mismo; cada uno contribuye con un avance mínimo. La solución emerge de la continuidad del proceso, no de la capacidad de un solo agente.</text:p>
      <text:p text:style-name="Horizontal_20_Line"/>
      <text:p text:style-name="Text_20_body"><text:soft-page-break/>Cuando quieras, seguimos con la siguiente sección: <text:span text:style-name="Strong_20_Emphasis">cómo se integran todos estos elementos para resolver el problema del Laberinto</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22T09:12:28.772000000</meta:creation-date>
    <dc:date>2026-02-22T09:17:08.138000000</dc:date>
    <meta:editing-duration>PT4M39S</meta:editing-duration>
    <meta:editing-cycles>1</meta:editing-cycles>
    <meta:document-statistic meta:table-count="0" meta:image-count="0" meta:object-count="0" meta:page-count="3" meta:paragraph-count="33" meta:word-count="829" meta:character-count="5238" meta:non-whitespace-character-count="4443"/>
    <meta:generator>LibreOffice/7.3.5.2$Windows_X86_64 LibreOffice_project/184fe81b8c8c30d8b5082578aee2fed2ea847c01</meta:generator>
  </office:meta>
</office:document-meta>
</file>